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gelaende_001" table:style-name="ta1">
        <table:table-column table:style-name="co1" table:number-columns-repeated="40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1T23:27:10.561086790</dc:date>
    <meta:editing-duration>PT57M22S</meta:editing-duration>
    <meta:editing-cycles>2</meta:editing-cycles>
    <meta:generator>LibreOffice/6.4.6.2$Linux_X86_64 LibreOffice_project/40$Build-2</meta:generator>
    <meta:document-statistic meta:table-count="1" meta:cell-count="1640" meta:object-count="0"/>
  </office:meta>
</office:document-meta>
</file>